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writing-mode="rl-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סיפור הצלחה של פרל</text:p>
      <text:p text:style-name="P1"/>
      <text:p text:style-name="P1">אי אפשר לדמיין כמה מסתבר שפרל היא שימושית לסטודנט באוניברסיטה. אני זוכר כמה מקרים שבהם השתמשתי בפרל כדי לעשות מטלה לקלה או לבדוק את שיעורי הבית שלי. מתוכם, יש אחד שאני זוכר מאוד בברור.</text:p>
      <text:p text:style-name="P1"/>
      <text:p text:style-name="P1">היה זה הקורס "מבוא לרשתות מחשבים" ולמדנו על הואריאציות השונות של פרוטוקולי הרשת (Stop-and-wait, Go-back-N ו-Selective Repeat). ניתנה לנו סימולציה של הפרוטוקולים האלה כתובה בשפת C שקומפלה לרוץ על חלונות. ניתן היה להריך את הסימולציה עם מספר אפשרויות ולקבל כפלט קובץ פרטני עם הפרמטרים של הסימולציה, הסימולציה עצמה ואז כמה סטטיסטיקות שלה.</text:p>
      <text:p text:style-name="P1"/>
      <text:p text:style-name="P1">הרצנו את התוכנית מספר פעמים וקיבלנו מספר די גדול של קבצים בחזרה. אז היה עלינו למצוא דרך כלשהי להכניס את הנתונים לאקסל כדי שנוכל לנתח אותן, לעבד אותן וליצור מהם גרפים. אבל הנתונים היו מפוזרים בקבצים השונים, כולם עם אותו פורמט אבל לא משהו שאקסל יכול להבין. (לפחות לא בלי כמות גדולה של קוד של Visual Basic for Applications).</text:p>
      <text:p text:style-name="P1"/>
      <text:p text:style-name="P1">בלי לחשוב לרגע, התחלתי לכתוב תוכנית פרל שתעבד את הקבצים, תוציא את הנתונים המתאימים ותפלוט קובץ מופרד-טאבים שאפשר להכניסו לאקסל. לקח קצת זמן לכתוב את התוכנית, ובינתיים בן-הזוג שלי החליט שזה עשוי ללכת מהר יותר אם זה יעשה ידנית. לכן, הוא התיישב לייד תחנת-העבודה הסמוכה, והתחיל לנפות את המידע בעצמו. אולם, אני גמרתי מספר דקות אחר כך (כשהוא רק התחיל בעבודה הידנית שלו) והיינו יכולים להכניס את המידע לתוך אקסל ולהמשיך את תרגיל-הבית. זה לקח כרבע שעה או פחות, סך הכל.</text:p>
      <text:p text:style-name="P1"/>
      <text:p text:style-name="P1">יותר מאוחר דיברתי עם מספר סטודנטים שלמדו איתי את הקורס על העבודה. אחד מהם טען שלקחו לו 3 שעות כדי להכניס הכל לאקסל. (!) איר אמר שלקחה לו שעה אחת, שזה עדיין הרבה יותר גרוע מ15- דקות. אין צורך לומר שאיש מהם לא ידע פרל.</text:p>
      <text:p text:style-name="P1"/>
      <text:p text:style-name="P1">אמרתי מספיק.</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Build-2</meta:generator>
    <meta:creation-date>2003-10-02T21:37:51</meta:creation-date>
    <dc:date>2003-10-02T21:55:03</dc:date>
    <dc:language>en-US</dc:language>
    <meta:editing-cycles>9</meta:editing-cycles>
    <meta:editing-duration>PT17M13S</meta:editing-duration>
    <meta:document-statistic meta:table-count="0" meta:image-count="0" meta:object-count="0" meta:page-count="1" meta:paragraph-count="7" meta:word-count="277" meta:character-count="1544" meta:non-whitespace-character-count="1274"/>
    <meta:user-defined meta:name="Info 1"/>
    <meta:user-defined meta:name="Info 2"/>
    <meta:user-defined meta:name="Info 3"/>
    <meta:user-defined meta:name="Info 4"/>
  </office:meta>
</office:document-meta>
</file>